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1.023cm" fo:min-width="4.072cm"/>
      <style:paragraph-properties style:writing-mode="lr-tb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0.941cm" fo:min-width="5.739cm"/>
      <style:paragraph-properties style:writing-mode="lr-tb"/>
    </style:style>
    <style:style style:name="gr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ff0000" draw:opacity="0%" draw:textarea-horizontal-align="justify" draw:textarea-vertical-align="middle" draw:auto-grow-height="false" fo:min-height="1.023cm" fo:min-width="4.072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1.023cm" fo:min-width="10.443cm"/>
      <style:paragraph-properties style:writing-mode="lr-tb"/>
    </style:style>
    <style:style style:name="gr7" style:family="graphic" style:parent-style-name="standard">
      <style:graphic-properties svg:stroke-color="#158466" draw:opacity="0%" draw:textarea-horizontal-align="justify" draw:textarea-vertical-align="middle" draw:auto-grow-height="false" fo:min-height="1.023cm" fo:min-width="4.072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0%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1.273cm" svg:x="2.656cm" svg:y="1.991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8.456cm" svg:y="1.991cm">
          <text:p text:style-name="P1">Lua cod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39cm" svg:height="1.191cm" svg:x="4.756cm" svg:y="4.591cm">
          <text:p text:style-name="P1">IR / Assembly / M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61cm" svg:y1="3.264cm" svg:x2="7.247cm" svg:y2="4.534cm">
          <text:p/>
        </draw:line>
        <draw:line draw:style-name="gr3" draw:text-style-name="P3" draw:layer="layout" svg:x1="10.676cm" svg:y1="3.264cm" svg:x2="8.517cm" svg:y2="4.534cm">
          <text:p/>
        </draw:line>
        <draw:custom-shape draw:style-name="gr4" draw:text-style-name="P2" draw:layer="layout" svg:width="4.572cm" svg:height="1.273cm" svg:x="2.651cm" svg:y="11.665cm">
          <text:p text:style-name="P1">CAST servic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1.273cm" svg:x="8.451cm" svg:y="11.665cm">
          <text:p text:style-name="P1">LuaAST ser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.651cm" svg:y="9.465cm">
          <text:p text:style-name="P1">C A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8.451cm" svg:y="9.465cm">
          <text:p text:style-name="P1">Lua A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832cm" svg:y1="11.642cm" svg:x2="10.832cm" svg:y2="10.753cm">
          <text:p/>
        </draw:line>
        <draw:line draw:style-name="gr5" draw:text-style-name="P3" draw:layer="layout" svg:x1="5.032cm" svg:y1="11.643cm" svg:x2="5.032cm" svg:y2="10.754cm">
          <text:p/>
        </draw:line>
        <draw:custom-shape draw:style-name="gr4" draw:text-style-name="P2" draw:layer="layout" svg:width="4.572cm" svg:height="1.273cm" svg:x="5.551cm" svg:y="7.365cm">
          <text:p text:style-name="P1">Lua-C cmp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932cm" svg:y1="9.437cm" svg:x2="7.218cm" svg:y2="8.675cm">
          <text:p/>
        </draw:line>
        <draw:line draw:style-name="gr5" draw:text-style-name="P3" draw:layer="layout" svg:x1="10.774cm" svg:y1="9.437cm" svg:x2="8.234cm" svg:y2="8.675cm">
          <text:p/>
        </draw:line>
        <draw:custom-shape draw:style-name="gr1" draw:text-style-name="P2" draw:layer="layout" svg:width="4.572cm" svg:height="1.273cm" svg:x="2.986cm" svg:y="22.206cm">
          <text:p text:style-name="P1">C pars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8.786cm" svg:y="22.206cm">
          <text:p text:style-name="P1">Lua pars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.986cm" svg:y="20.006cm">
          <text:p text:style-name="P1">C 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8.786cm" svg:y="20.006cm">
          <text:p text:style-name="P1">Lua Adap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167cm" svg:y1="22.183cm" svg:x2="11.167cm" svg:y2="21.294cm">
          <text:p/>
        </draw:line>
        <draw:line draw:style-name="gr5" draw:text-style-name="P3" draw:layer="layout" svg:x1="5.367cm" svg:y1="22.184cm" svg:x2="5.367cm" svg:y2="21.295cm">
          <text:p/>
        </draw:line>
        <draw:custom-shape draw:style-name="gr1" draw:text-style-name="P2" draw:layer="layout" svg:width="4.572cm" svg:height="1.273cm" svg:x="5.886cm" svg:y="17.906cm">
          <text:p text:style-name="P1">A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267cm" svg:y1="19.978cm" svg:x2="7.553cm" svg:y2="19.216cm">
          <text:p/>
        </draw:line>
        <draw:line draw:style-name="gr5" draw:text-style-name="P3" draw:layer="layout" svg:x1="11.109cm" svg:y1="19.978cm" svg:x2="8.569cm" svg:y2="19.216cm">
          <text:p/>
        </draw:line>
        <draw:custom-shape draw:style-name="gr1" draw:text-style-name="P2" draw:layer="layout" svg:width="4.572cm" svg:height="1.273cm" svg:x="17.256cm" svg:y="8.998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3.056cm" svg:y="8.998cm">
          <text:p text:style-name="P1">Lua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17.256cm" svg:y="4.598cm">
          <text:p text:style-name="P1">C 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3.056cm" svg:y="4.598cm">
          <text:p text:style-name="P1">Lua Adap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5.437cm" svg:y1="6.775cm" svg:x2="25.437cm" svg:y2="5.886cm">
          <text:p/>
        </draw:line>
        <draw:line draw:style-name="gr5" draw:text-style-name="P3" draw:layer="layout" svg:x1="19.637cm" svg:y1="6.776cm" svg:x2="19.637cm" svg:y2="5.887cm">
          <text:p/>
        </draw:line>
        <draw:custom-shape draw:style-name="gr6" draw:text-style-name="P2" draw:layer="layout" svg:width="10.943cm" svg:height="1.273cm" svg:x="19.856cm" svg:y="2.498cm">
          <text:p text:style-name="P1">A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537cm" svg:y1="4.57cm" svg:x2="21.823cm" svg:y2="3.808cm">
          <text:p/>
        </draw:line>
        <draw:line draw:style-name="gr5" draw:text-style-name="P3" draw:layer="layout" svg:x1="25.379cm" svg:y1="4.57cm" svg:x2="25.384cm" svg:y2="3.794cm">
          <text:p/>
        </draw:line>
        <draw:custom-shape draw:style-name="gr1" draw:text-style-name="P2" draw:layer="layout" svg:width="4.572cm" svg:height="1.273cm" svg:x="17.256cm" svg:y="6.798cm">
          <text:p text:style-name="P1">C Pars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3.056cm" svg:y="6.798cm">
          <text:p text:style-name="P1">Lua Pars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5.437cm" svg:y1="8.975cm" svg:x2="25.437cm" svg:y2="8.086cm">
          <text:p/>
        </draw:line>
        <draw:line draw:style-name="gr5" draw:text-style-name="P3" draw:layer="layout" svg:x1="19.637cm" svg:y1="8.976cm" svg:x2="19.637cm" svg:y2="8.087cm">
          <text:p/>
        </draw:line>
        <draw:custom-shape draw:style-name="gr7" draw:text-style-name="P2" draw:layer="layout" svg:width="4.572cm" svg:height="1.273cm" svg:x="28.756cm" svg:y="8.998cm">
          <text:p text:style-name="P1">X cod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1.273cm" svg:x="28.756cm" svg:y="4.598cm">
          <text:p text:style-name="P1">X Adap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1.137cm" svg:y1="6.775cm" svg:x2="31.137cm" svg:y2="5.886cm">
          <text:p/>
        </draw:line>
        <draw:custom-shape draw:style-name="gr7" draw:text-style-name="P2" draw:layer="layout" svg:width="4.572cm" svg:height="1.273cm" svg:x="28.756cm" svg:y="6.798cm">
          <text:p text:style-name="P1">X Pars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1.137cm" svg:y1="8.975cm" svg:x2="31.137cm" svg:y2="8.086cm">
          <text:p/>
        </draw:line>
        <draw:line draw:style-name="gr5" draw:text-style-name="P3" draw:layer="layout" svg:x1="31.099cm" svg:y1="4.556cm" svg:x2="28.813cm" svg:y2="3.794cm">
          <text:p/>
        </draw:line>
        <draw:custom-shape draw:style-name="gr1" draw:text-style-name="P2" draw:layer="layout" svg:width="4.572cm" svg:height="1.273cm" svg:x="2.651cm" svg:y="13.866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8.451cm" svg:y="13.866cm">
          <text:p text:style-name="P1">Lua cod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832cm" svg:y1="13.843cm" svg:x2="10.832cm" svg:y2="12.954cm">
          <text:p/>
        </draw:line>
        <draw:line draw:style-name="gr5" draw:text-style-name="P3" draw:layer="layout" svg:x1="5.032cm" svg:y1="13.844cm" svg:x2="5.032cm" svg:y2="12.955cm">
          <text:p/>
        </draw:line>
        <draw:custom-shape draw:style-name="gr1" draw:text-style-name="P2" draw:layer="layout" svg:width="4.572cm" svg:height="1.273cm" svg:x="2.986cm" svg:y="24.407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8.786cm" svg:y="24.407cm">
          <text:p text:style-name="P1">Lua cod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167cm" svg:y1="24.384cm" svg:x2="11.167cm" svg:y2="23.495cm">
          <text:p/>
        </draw:line>
        <draw:line draw:style-name="gr5" draw:text-style-name="P3" draw:layer="layout" svg:x1="5.367cm" svg:y1="24.385cm" svg:x2="5.367cm" svg:y2="23.496cm">
          <text:p/>
        </draw:line>
        <draw:custom-shape draw:style-name="gr4" draw:text-style-name="P2" draw:layer="layout" svg:width="4.572cm" svg:height="1.273cm" svg:x="34.456cm" svg:y="6.798cm">
          <text:p text:style-name="P1">Servic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4.401cm" svg:y1="7.45cm" svg:x2="33.385cm" svg:y2="7.45cm">
          <text:p/>
        </draw:line>
        <draw:custom-shape draw:style-name="gr4" draw:text-style-name="P2" draw:layer="layout" svg:width="4.572cm" svg:height="1.273cm" svg:x="5.879cm" svg:y="26.4cm">
          <text:p text:style-name="P1">Serv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2.001cm" svg:y1="22.861cm" svg:x2="3.017cm" svg:y2="22.861cm">
          <text:p/>
        </draw:line>
        <draw:line draw:style-name="gr5" draw:text-style-name="P4" draw:layer="layout" svg:x1="14.417cm" svg:y1="22.861cm" svg:x2="13.401cm" svg:y2="22.861cm">
          <text:p/>
        </draw:line>
        <draw:line draw:style-name="gr8" draw:text-style-name="P3" draw:layer="layout" svg:x1="1.942cm" svg:y1="22.844cm" svg:x2="1.942cm" svg:y2="26.959cm">
          <text:p/>
        </draw:line>
        <draw:line draw:style-name="gr8" draw:text-style-name="P3" draw:layer="layout" svg:x1="14.442cm" svg:y1="22.844cm" svg:x2="14.442cm" svg:y2="27.035cm">
          <text:p/>
        </draw:line>
        <draw:line draw:style-name="gr8" draw:text-style-name="P3" draw:layer="layout" svg:x1="1.942cm" svg:y1="26.981cm" svg:x2="5.879cm" svg:y2="26.981cm">
          <text:p/>
        </draw:line>
        <draw:line draw:style-name="gr8" draw:text-style-name="P3" draw:layer="layout" svg:x1="10.442cm" svg:y1="26.981cm" svg:x2="14.43cm" svg:y2="26.981cm">
          <text:p/>
        </draw:line>
        <draw:custom-shape draw:style-name="gr4" draw:text-style-name="P2" draw:layer="layout" svg:width="4.572cm" svg:height="1.273cm" svg:x="20.939cm" svg:y="21.021cm">
          <text:p text:style-name="P1">CAST Servic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1.273cm" svg:x="26.739cm" svg:y="21.021cm">
          <text:p text:style-name="P1">LuaAST Ser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0.939cm" svg:y="18.821cm">
          <text:p text:style-name="P1">C A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6.739cm" svg:y="18.821cm">
          <text:p text:style-name="P1">Lua A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9.12cm" svg:y1="20.998cm" svg:x2="29.12cm" svg:y2="20.109cm">
          <text:p/>
        </draw:line>
        <draw:line draw:style-name="gr5" draw:text-style-name="P3" draw:layer="layout" svg:x1="23.32cm" svg:y1="20.999cm" svg:x2="23.32cm" svg:y2="20.11cm">
          <text:p/>
        </draw:line>
        <draw:custom-shape draw:style-name="gr1" draw:text-style-name="P2" draw:layer="layout" svg:width="4.572cm" svg:height="1.273cm" svg:x="20.939cm" svg:y="23.222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6.739cm" svg:y="23.222cm">
          <text:p text:style-name="P1">Lua cod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9.12cm" svg:y1="23.199cm" svg:x2="29.12cm" svg:y2="22.31cm">
          <text:p/>
        </draw:line>
        <draw:line draw:style-name="gr5" draw:text-style-name="P3" draw:layer="layout" svg:x1="23.32cm" svg:y1="23.2cm" svg:x2="23.32cm" svg:y2="22.311cm">
          <text:p/>
        </draw:line>
        <draw:custom-shape draw:style-name="gr1" draw:text-style-name="P2" draw:layer="layout" svg:width="4.572cm" svg:height="1.273cm" svg:x="20.939cm" svg:y="16.721cm">
          <text:p text:style-name="P1">C 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6.739cm" svg:y="16.721cm">
          <text:p text:style-name="P1">Lua Adap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9.12cm" svg:y1="18.898cm" svg:x2="29.12cm" svg:y2="18.009cm">
          <text:p/>
        </draw:line>
        <draw:line draw:style-name="gr5" draw:text-style-name="P3" draw:layer="layout" svg:x1="23.32cm" svg:y1="18.899cm" svg:x2="23.32cm" svg:y2="18.01cm">
          <text:p/>
        </draw:line>
        <draw:custom-shape draw:style-name="gr1" draw:text-style-name="P2" draw:layer="layout" svg:width="4.572cm" svg:height="1.273cm" svg:x="23.886cm" svg:y="14.606cm">
          <text:p text:style-name="P1">A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3.267cm" svg:y1="16.678cm" svg:x2="25.553cm" svg:y2="15.916cm">
          <text:p/>
        </draw:line>
        <draw:line draw:style-name="gr5" draw:text-style-name="P3" draw:layer="layout" svg:x1="29.109cm" svg:y1="16.678cm" svg:x2="26.569cm" svg:y2="15.91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8T16:32:51.522000000</meta:creation-date>
    <dc:date>2020-07-02T20:49:22.568000000</dc:date>
    <meta:editing-duration>PT1H23M58S</meta:editing-duration>
    <meta:editing-cycles>3</meta:editing-cycles>
    <meta:generator>LibreOffice/6.4.4.2$Windows_X86_64 LibreOffice_project/3d775be2011f3886db32dfd395a6a6d1ca2630ff</meta:generator>
    <meta:document-statistic meta:object-count="76"/>
  </office:meta>
</office:document-meta>
</file>